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5" style:family="paragraph" style:parent-style-name="Standard">
      <style:paragraph-properties fo:line-height="150%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Survey on Social Networking Privacy Issues</text:p>
      <text:p text:style-name="P1">By Gopinath S , Prashant Anantharaman, Shruthi S ,Gayathri Ganesh</text:p>
      <text:p text:style-name="P2"><text:s text:c="6"/>Gender : _______ <text:s/><text:tab/> <text:s text:c="2"/>Email-ID : _______________________</text:p>
      <text:p text:style-name="P5"><text:span text:style-name="T1">1. <text:s/>What age group do you fall under? * Required <text:s/></text:span></text:p>
      <text:p text:style-name="P4"><text:s text:c="2"/><text:tab/><text:tab/><text:tab/>a) Under 18<text:tab/><text:tab/><text:tab/><text:tab/>b) 18-22</text:p>
      <text:p text:style-name="P4"><text:tab/><text:tab/><text:tab/>c) <text:s/>22-25<text:tab/><text:tab/><text:tab/><text:tab/>d) <text:s/>25+</text:p>
      <text:p text:style-name="P4">2. <text:s/>What is your profession? *</text:p>
      <text:p text:style-name="P4"><text:tab/>a) School Student<text:tab/> <text:s text:c="14"/>b) College Student <text:tab/><text:tab/>c) Working professional</text:p>
      <text:p text:style-name="P4"><text:s/><text:tab/><text:tab/><text:tab/>Other: _______________________</text:p>
      <text:p text:style-name="P4">3. <text:s/>Do you use social networking sites? * ( Skip to end if answer is no )</text:p>
      <text:p text:style-name="P4"><text:tab/><text:tab/><text:tab/><text:tab/>a) <text:s/>Yes<text:tab/><text:tab/><text:tab/><text:tab/><text:tab/>b) No</text:p>
      <text:p text:style-name="P4">4. <text:s/>Which of the following social networking sites you use ? ** <text:s text:c="2"/>Check all that apply. </text:p>
      <text:p text:style-name="P4"><text:tab/>a) Facebook<text:tab/><text:tab/><text:tab/><text:tab/>b) Twitter<text:tab/><text:tab/><text:tab/>c) Linked In</text:p>
      <text:p text:style-name="P4"><text:tab/>d) MySpace<text:tab/><text:tab/><text:tab/><text:tab/>e) Flixter<text:tab/><text:tab/><text:tab/>f) Diaspora</text:p>
      <text:p text:style-name="P4">5. <text:s/>How long have you been using these social networking sites? </text:p>
      <text:p text:style-name="P4"><text:tab/>a) Less than 6 Months<text:tab/><text:tab/>b) 6-12 months<text:tab/><text:tab/> c) 1- 2 years</text:p>
      <text:p text:style-name="P4"><text:tab/>d) 2-4 years<text:tab/><text:tab/><text:tab/><text:tab/>e) <text:s/>4+ years</text:p>
      <text:p text:style-name="P4">6. <text:s/>How many hours do you spend on an average on Social Networking site?</text:p>
      <text:p text:style-name="P4"><text:tab/>a) Less than 30 mins<text:tab/>b) 30 mins to 2 hours</text:p>
      <text:p text:style-name="P4"><text:tab/>c) 2 hours to 5 hours<text:tab/>d) <text:s/>5+ hours (May God kill your joblessness)</text:p>
      <text:p text:style-name="P4">7. <text:s/>How many friends do you have on an average on these sites?</text:p>
      <text:p text:style-name="P4"><text:tab/>a) <text:s/>0-10<text:tab/><text:tab/><text:tab/>b) <text:s/>11-50<text:tab/><text:tab/><text:tab/>c) <text:s/>51-100</text:p>
      <text:p text:style-name="P4"><text:tab/>d) 101-250<text:tab/><text:tab/><text:tab/>e) <text:s/>250-1000<text:tab/><text:tab/><text:tab/>f) 1000+</text:p>
      <text:p text:style-name="P4">8. <text:s/>Please tell us who comprise you friend list the most ? ** ( It is a bad practice to add unknown people ) </text:p>
      <text:p text:style-name="P4"><text:tab/>a) <text:s/>Acquaintances<text:tab/><text:tab/>b) Friends<text:tab/><text:tab/><text:tab/>c) Family</text:p>
      <text:p text:style-name="P4"><text:tab/>d) <text:s/>Strangers<text:tab/><text:tab/><text:tab/>e) <text:s/>Close friends<text:tab/><text:tab/>f) Co-workers</text:p>
      <text:p text:style-name="P4">9. <text:s/>What kind of "sensitive" information do you share on social networking sites? **</text:p>
      <text:p text:style-name="P4"><text:tab/>a) <text:s/>Email Addresses <text:tab/>b) <text:s/>Mobile Number<text:tab/><text:tab/>c) Hometown/city</text:p>
      <text:p text:style-name="P4"><text:tab/>d) Photos<text:tab/><text:tab/>e) Relationship status<text:tab/> Other: ________________ </text:p>
      <text:p text:style-name="P4"><text:soft-page-break/>10. <text:s/>Please tick the kind of information you share on social networking sites below **</text:p>
      <text:p text:style-name="P4"><text:tab/>a) Financial information<text:tab/><text:tab/>b) Gossips<text:tab/><text:tab/>c) <text:s/>Intimate secrets</text:p>
      <text:p text:style-name="P4"><text:tab/>d) Professional/Work related info<text:tab/><text:tab/>e) <text:s/>Religious/political beliefs</text:p>
      <text:p text:style-name="P4"><text:tab/><text:tab/> Other:  ______________________</text:p>
      <text:p text:style-name="P4">11. <text:s/>Why do you use social networks?</text:p>
      <text:p text:style-name="P4"><text:tab/>a) Because it is relevant, active and interesting</text:p>
      <text:p text:style-name="P4"><text:tab/>b) I believe it can help me get contacts</text:p>
      <text:p text:style-name="P4"><text:tab/>c) Because I am bored</text:p>
      <text:p text:style-name="P4"><text:tab/>d) So that I can stay up to date with community news/updates</text:p>
      <text:p text:style-name="P4"><text:tab/>e) To make professional and business contacts</text:p>
      <text:p text:style-name="P4"><text:tab/> Other: __________________________________</text:p>
      <text:p text:style-name="P4">12. <text:s/>How do you feel about advertising on social networks?</text:p>
      <text:p text:style-name="P4"><text:tab/>a) Annoying<text:tab/><text:tab/>b) <text:s/>Indifferent<text:tab/><text:tab/>c) Useful</text:p>
      <text:p text:style-name="P4">13. <text:s/>Are you concerned about your privacy on social networks?</text:p>
      <text:p text:style-name="P4"><text:tab/>a) A little<text:tab/><text:tab/>b) <text:s/>Hell yeah<text:tab/><text:tab/><text:tab/>c) Ofcouse not</text:p>
      <text:p text:style-name="P4">14. <text:s/>What's your take on the Snowden NSA Surveylance case?</text:p>
      <text:p text:style-name="P4"><text:tab/>a) So what if NSA has my data?<text:tab/><text:tab/>b) And what can they do with it?</text:p>
      <text:p text:style-name="P4"><text:tab/>c) Yes, it was disturbing</text:p>
      <text:p text:style-name="P4">15. <text:s/>Do you know anything about TOR(The Onion Router) project ?</text:p>
      <text:p text:style-name="P4"><text:tab/>a) Yes<text:tab/><text:tab/>b) <text:s/>Have just heard the name<text:tab/>c) No</text:p>
      <text:p text:style-name="P4">16. <text:s/>Are you aware of the privacy policy of Facebook and instagram that they can use your</text:p>
      <text:p text:style-name="P4">photos?</text:p>
      <text:p text:style-name="P4"><text:tab/>a) Yes so what?<text:tab/>b) Oh my God! Thanks!<text:tab/><text:tab/>c) I don't care</text:p>
      <text:p text:style-name="P4">17. <text:s/>Are you comfortable with the fact that Facebook, google, Skype, etc are constantly selling your data to people?</text:p>
      <text:p text:style-name="P4"><text:tab/>a) I have nothing to lose<text:tab/><text:tab/><text:tab/>b) <text:s/>So what? I get better results</text:p>
      <text:p text:style-name="P4"><text:tab/>c) We need to do something about it!<text:tab/> Other:  _____________________</text:p>
      <text:p text:style-name="P4">18. <text:s/>Have you heard of Diaspora?</text:p>
      <text:p text:style-name="P4"><text:tab/>a) Yes<text:tab/><text:tab/> <text:s text:c="5"/>b) No <text:tab/><text:tab/>c) Yes, but not sure whats special about it</text:p>
      <text:p text:style-name="P4">19. <text:s/>Will you start using Diaspora if we setup a server ? <text:s/>(For CEGians only )</text:p>
      <text:p text:style-name="P4"><text:tab/>a) <text:s/>Yes<text:tab/> <text:tab/><text:tab/>b) <text:s/>Have to think<text:tab/><text:tab/><text:tab/>c) No</text:p>
      <text:p text:style-name="P4"><text:soft-page-break/>20. <text:s/>Have you ever made a search on DuckDuckGo ?</text:p>
      <text:p text:style-name="P4"><text:tab/>a) Yeah , I DuckDuckGo always<text:tab/>b) <text:s/>I'd Google about it<text:tab/>c) <text:s/>No , I don't care</text:p>
      <text:p text:style-name="P4">21. <text:s/>Any Comments or Feedback ?</text:p>
      <text:p text:style-name="P4">Thanks for your pat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7:46:52</meta:creation-date>
    <dc:date>2013-08-03T18:24:03</dc:date>
    <meta:editing-duration>PT14M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64" meta:word-count="591" meta:character-count="3440" meta:non-whitespace-character-count="2596"/>
  </office:meta>
</office:document-meta>
</file>